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3.9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Test Suite</text:p>
          </table:table-cell>
          <table:table-cell office:value-type="string">
            <text:p>Test Case</text:p>
          </table:table-cell>
          <table:table-cell office:value-type="string">
            <text:p>Observed Failure</text:p>
          </table:table-cell>
          <table:table-cell office:value-type="string">
            <text:p>Fix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oint::isEquivilentTo</text:p>
          </table:table-cell>
          <table:table-cell office:value-type="string">
            <text:p>equal points</text:p>
          </table:table-cell>
          <table:table-cell office:value-type="string">
            <text:p>Did not catch equal points</text:p>
          </table:table-cell>
          <table:table-cell office:value-type="string">
            <text:p>problem with edge::getLength function</text:p>
          </table:table-cell>
          <table:table-cell table:number-columns-repeated="1020"/>
        </table:table-row>
        <table:table-row table:style-name="ro1">
          <table:table-cell office:value-type="string">
            <text:p>Edge::getLength</text:p>
          </table:table-cell>
          <table:table-cell office:value-type="string">
            <text:p>all axis differing</text:p>
          </table:table-cell>
          <table:table-cell office:value-type="string">
            <text:p>calculation slightly off</text:p>
          </table:table-cell>
          <table:table-cell office:value-type="string">
            <text:p>Mixed up an x and y in diffY calculation/deffinition</text:p>
          </table:table-cell>
          <table:table-cell table:number-columns-repeated="1020"/>
        </table:table-row>
        <table:table-row table:style-name="ro1">
          <table:table-cell office:value-type="string">
            <text:p>Point::checkForInfinity</text:p>
          </table:table-cell>
          <table:table-cell office:value-type="string">
            <text:p>All values !infinity</text:p>
          </table:table-cell>
          <table:table-cell office:value-type="string">
            <text:p>sets m_valid to false</text:p>
          </table:table-cell>
          <table:table-cell office:value-type="string">
            <text:p>change== to != in if</text:p>
          </table:table-cell>
          <table:table-cell table:number-columns-repeated="1020"/>
        </table:table-row>
        <table:table-row table:style-name="ro1">
          <table:table-cell office:value-type="string">
            <text:p>Triangle::Triangle(string)</text:p>
          </table:table-cell>
          <table:table-cell office:value-type="string">
            <text:p>differing values each point</text:p>
          </table:table-cell>
          <table:table-cell office:value-type="string">
            <text:p>Coppy y val to z val</text:p>
          </table:table-cell>
          <table:table-cell office:value-type="string">
            <text:p>Wrong index value at array</text:p>
          </table:table-cell>
          <table:table-cell table:number-columns-repeated="1020"/>
        </table:table-row>
        <table:table-row table:style-name="ro1">
          <table:table-cell office:value-type="string">
            <text:p>edge::getSlopeZ</text:p>
          </table:table-cell>
          <table:table-cell office:value-type="string">
            <text:p>xy points the same</text:p>
          </table:table-cell>
          <table:table-cell office:value-type="string">
            <text:p>Giving 0 and not infinity</text:p>
          </table:table-cell>
          <table:table-cell office:value-type="string">
            <text:p>Switched != to ==</text:p>
          </table:table-cell>
          <table:table-cell table:number-columns-repeated="1020"/>
        </table:table-row>
        <table:table-row table:style-name="ro1">
          <table:table-cell office:value-type="string">
            <text:p>Triangle::getTriangleType(string)</text:p>
          </table:table-cell>
          <table:table-cell office:value-type="string">
            <text:p>random points</text:p>
          </table:table-cell>
          <table:table-cell office:value-type="string">
            <text:p>always giving N, should be S</text:p>
          </table:table-cell>
          <table:table-cell office:value-type="string">
            <text:p>Took off ! For isTriangle()</text:p>
          </table:table-cell>
          <table:table-cell table:number-columns-repeated="1020"/>
        </table:table-row>
        <table:table-row table:style-name="ro1">
          <table:table-cell office:value-type="string">
            <text:p>Triangle::getTriangleType(string)</text:p>
          </table:table-cell>
          <table:table-cell office:value-type="string">
            <text:p>random points</text:p>
          </table:table-cell>
          <table:table-cell office:value-type="string">
            <text:p>giving I instead of S</text:p>
          </table:table-cell>
          <table:table-cell office:value-type="string">
            <text:p>changed test for c~~c to c~~a</text:p>
          </table:table-cell>
          <table:table-cell table:number-columns-repeated="1020"/>
        </table:table-row>
        <table:table-row table:style-name="ro1">
          <table:table-cell office:value-type="string">
            <text:p>Triangle::computeArea()</text:p>
          </table:table-cell>
          <table:table-cell office:value-type="string">
            <text:p>random points</text:p>
          </table:table-cell>
          <table:table-cell office:value-type="string">
            <text:p>Giving negative numbers</text:p>
          </table:table-cell>
          <table:table-cell office:value-type="string">
            <text:p>sum changed to (a+b+c)/2 not (a+b+b)/2</text:p>
          </table:table-cell>
          <table:table-cell table:number-columns-repeated="1020"/>
        </table:table-row>
        <table:table-row table:style-name="ro1">
          <table:table-cell office:value-type="string">
            <text:p>Edge::isParallelTo</text:p>
          </table:table-cell>
          <table:table-cell office:value-type="string">
            <text:p>2 paralel lines</text:p>
          </table:table-cell>
          <table:table-cell office:value-type="string">
            <text:p>always return not parallel</text:p>
          </table:table-cell>
          <table:table-cell office:value-type="string">
            <text:p>eqSlope of z and other x to z and other z</text:p>
          </table:table-cell>
          <table:table-cell table:number-columns-repeated="1020"/>
        </table:table-row>
        <table:table-row table:style-name="ro1">
          <table:table-cell office:value-type="string">
            <text:p>Edge::isParallelTo</text:p>
          </table:table-cell>
          <table:table-cell office:value-type="string">
            <text:p>same line points switched</text:p>
          </table:table-cell>
          <table:table-cell office:value-type="string">
            <text:p>returns not parralel</text:p>
          </table:table-cell>
          <table:table-cell office:value-type="string">
            <text:p>Did not fix, not sure if bug</text:p>
          </table:table-cell>
          <table:table-cell table:number-columns-repeated="1020"/>
        </table:table-row>
        <table:table-row table:style-name="ro1">
          <table:table-cell office:value-type="string">
            <text:p>Point::initialize(string)</text:p>
          </table:table-cell>
          <table:table-cell office:value-type="string">
            <text:p>letters not numbers</text:p>
          </table:table-cell>
          <table:table-cell office:value-type="string">
            <text:p>0,0,0</text:p>
          </table:table-cell>
          <table:table-cell office:value-type="string">
            <text:p>iterated through string for letters and threw exception</text:p>
          </table:table-cell>
          <table:table-cell table:number-columns-repeated="1020"/>
        </table:table-row>
        <table:table-row table:style-name="ro1">
          <table:table-cell office:value-type="string">
            <text:p>Point::initialize(string)</text:p>
          </table:table-cell>
          <table:table-cell office:value-type="string">
            <text:p>Point 0,0,1</text:p>
          </table:table-cell>
          <table:table-cell office:value-type="string">
            <text:p>Set 0,0,0 does not initialize z</text:p>
          </table:table-cell>
          <table:table-cell office:value-type="string">
            <text:p>changed second m_y to m_z to represent all dimentions 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2/17/2017</text:date>, <text:time>21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7M3S</meta:editing-duration>
    <meta:editing-cycles>6</meta:editing-cycles>
    <meta:generator>OpenOffice/4.1.2$Win32 OpenOffice.org_project/412m3$Build-9782</meta:generator>
    <dc:date>2017-02-17T21:54:15.78</dc:date>
    <dc:creator>David Oliphant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